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circle draw:style-name="gr1" draw:layer="layout" svg:width="1cm" svg:height="1cm" svg:x="0cm" svg:y="0.5cm">
            <text:p/>
          </draw:circle>
          <draw:line draw:style-name="gr2" draw:layer="layout" svg:x1="0.5cm" svg:y1="0.5cm" svg:x2="0.5cm" svg:y2="0cm">
            <text:p/>
          </draw:line>
          <draw:line draw:style-name="gr2" draw:layer="layout" svg:x1="0.5cm" svg:y1="1.5cm" svg:x2="0.5cm" svg:y2="2cm">
            <text:p/>
          </draw:line>
          <draw:path draw:style-name="gr2" draw:layer="layout" svg:width="0.32cm" svg:height="0.5cm" svg:x="0.365cm" svg:y="0.75cm" svg:viewBox="0 0 321 501" svg:d="m61 0c-51 250-128 501 52 501 156 0 156-251 208-501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source_voltage</dc:title>
    <meta:creation-date>2011-02-07T17:17:35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